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ded" officeooo:paragraph-rsid="001cde40"/>
    </style:style>
    <style:style style:name="P2" style:family="paragraph" style:parent-style-name="Standard" style:list-style-name="L1">
      <style:text-properties officeooo:rsid="001b5ded" officeooo:paragraph-rsid="001cde40"/>
    </style:style>
    <style:style style:name="P3" style:family="paragraph" style:parent-style-name="Standard" style:list-style-name="L2">
      <style:text-properties officeooo:rsid="001b5ded" officeooo:paragraph-rsid="001e7941"/>
    </style:style>
    <style:style style:name="P4" style:family="paragraph" style:parent-style-name="Standard">
      <style:text-properties officeooo:rsid="001b5ded" officeooo:paragraph-rsid="001e7941"/>
    </style:style>
    <style:style style:name="P5" style:family="paragraph" style:parent-style-name="Standard">
      <style:text-properties officeooo:rsid="001e7941" officeooo:paragraph-rsid="001e7941"/>
    </style:style>
    <style:style style:name="P6" style:family="paragraph" style:parent-style-name="Standard">
      <style:text-properties officeooo:rsid="001e7941" officeooo:paragraph-rsid="001e9840"/>
    </style:style>
    <style:style style:name="P7" style:family="paragraph" style:parent-style-name="Standard">
      <style:text-properties officeooo:rsid="001e9840" officeooo:paragraph-rsid="001e9840"/>
    </style:style>
    <style:style style:name="T1" style:family="text">
      <style:text-properties officeooo:rsid="001cde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e4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de40" style:font-weight-asian="normal" style:font-weight-complex="normal"/>
    </style:style>
    <style:style style:name="T6" style:family="text">
      <style:text-properties fo:font-weight="normal" officeooo:rsid="001e7941" style:font-weight-asian="normal" style:font-weight-complex="normal"/>
    </style:style>
    <style:style style:name="T7" style:family="text">
      <style:text-properties officeooo:rsid="001e7941"/>
    </style:style>
    <style:style style:name="T8" style:family="text">
      <style:text-properties style:text-underline-style="solid" style:text-underline-width="auto" style:text-underline-color="font-color" fo:font-weight="normal" officeooo:rsid="001cde4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cde40"/>
    </style:style>
    <style:style style:name="T10" style:family="text">
      <style:text-properties officeooo:rsid="001e9840"/>
    </style:style>
    <style:style style:name="T11" style:family="text">
      <style:text-properties officeooo:rsid="001f5e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est exercici està <text:span text:style-name="T1">situat en el context de la caracterització arquitectònica dels edificis de tot Barcelona. Per tal de poder simular el comportament energètic dels edificis i valorar els possibles costos d’intervenció de la rehabilitació energètica dels edificis, hem analitzat totes les plantes dels immobles. Hem caracteritzat els envolvents d’aquestes en 4 tipologies: Façana, mitgera interior, mitgera exterior, i patis de llums. la seva tipologia. Cada una d’aquestes respon de forma única al procés de simulat energètic, i té diferents costos d’intervenció</text:span></text:p>
      <text:p text:style-name="P1"/>
      <text:p text:style-name="P1"><text:span text:style-name="T1">T’hem proporcionat <text:s/>un geopackage amb dues taules. La primera conté les dades relatives als envolvents que caracteritzen cada una de les plantes dels immobles de la mostra.</text:span></text:p>
      <text:p text:style-name="P1"/>
      <text:p text:style-name="P1"><text:span text:style-name="T1">- <text:s/></text:span><text:span text:style-name="T9">Contactes:</text:span></text:p>
      <text:list xml:id="list2744131001" text:style-name="L1">
        <text:list-item>
          <text:p text:style-name="P2">'ref_id': <text:span text:style-name="T1">Id únic per immoble/referencia cadastral</text:span></text:p>
        </text:list-item>
        <text:list-item>
          <text:p text:style-name="P2">'planta': <text:span text:style-name="T1">planta. <text:s/>(0 → Planta baixa)</text:span></text:p>
        </text:list-item>
        <text:list-item>
          <text:p text:style-name="P2">'num_v': <text:span text:style-name="T1">Habitatges presents a la planta</text:span></text:p>
        </text:list-item>
        <text:list-item>
          <text:p text:style-name="P2">'sup_total': <text:span text:style-name="T1">Superfície total de la planta m2</text:span></text:p>
        </text:list-item>
        <text:list-item>
          <text:p text:style-name="P2">'sup_us_v': <text:span text:style-name="T1">Superfície d’us residencial de la planta m2</text:span></text:p>
        </text:list-item>
        <text:list-item>
          <text:p text:style-name="P2">'ml_en_ver_f': <text:span text:style-name="T1">Metres lineals de contacte de </text:span><text:span text:style-name="T3">facana</text:span></text:p>
        </text:list-item>
        <text:list-item>
          <text:p text:style-name="P2">'ml_en_ver_mi': <text:span text:style-name="T1">Metres lineals de contacte de </text:span><text:span text:style-name="T3">mitgera interior</text:span></text:p>
        </text:list-item>
        <text:list-item>
          <text:p text:style-name="P2">'ml_en_ver_me': <text:span text:style-name="T1">Metres lineals de contacte de </text:span><text:span text:style-name="T3">mitgera exterior</text:span></text:p>
        </text:list-item>
        <text:list-item>
          <text:p text:style-name="P2">'ml_en_ver_p': <text:span text:style-name="T5">Metres lineals de contacte de </text:span><text:span text:style-name="T3">pati</text:span></text:p>
        </text:list-item>
        <text:list-item>
          <text:p text:style-name="P2">'ml_en_ver': <text:span text:style-name="T5">Metres lineals de contacte </text:span><text:span text:style-name="T3">totals </text:span><text:span text:style-name="T5"><text:s/>de la planta</text:span></text:p>
        </text:list-item>
      </text:list>
      <text:p text:style-name="P1"><text:span text:style-name="T5"/></text:p>
      <text:p text:style-name="P4"><text:span text:style-name="T6">La segona</text:span><text:span text:style-name="T5"> taula especifica la relació entre les referencies cadastrals presents a la taula ‘Contactes’ </text:span><text:span text:style-name="T6">i els districtes de Barcelona als que pertanyen</text:span></text:p>
      <text:p text:style-name="P1"><text:span text:style-name="T5"/></text:p>
      <text:p text:style-name="P1"><text:span text:style-name="T5">- </text:span><text:span text:style-name="T8">Referencies_Districtes:</text:span><text:span text:style-name="T5"> </text:span></text:p>
      <text:list xml:id="list1014127995" text:style-name="L2">
        <text:list-item>
          <text:p text:style-name="P3">'ref_id': <text:span text:style-name="T1">Id únic per immoble/referencia cadastral</text:span></text:p>
        </text:list-item>
        <text:list-item>
          <text:p text:style-name="P3">'dist_id': <text:span text:style-name="T7">Id únic per districte</text:span></text:p>
        </text:list-item>
        <text:list-item>
          <text:p text:style-name="P3">'name': <text:span text:style-name="T7">Nom del districte</text:span></text:p>
        </text:list-item>
      </text:list>
      <text:p text:style-name="P4"/>
      <text:p text:style-name="P5">Ens interessa conèixer la realitat arquitectònica de la mostra. Necessitem a <text:span text:style-name="T2">nivell de districte:</text:span></text:p>
      <text:p text:style-name="P5"><text:span text:style-name="T2"/></text:p>
      <text:p text:style-name="P5"><text:span text:style-name="T4">- </text:span><text:s/>Un anàlisis de les seves característiques principals <text:span text:style-name="T10">arquitectòniques</text:span>: nombre de plantes, nombre d’habitatges, <text:span text:style-name="T10">superfícies</text:span> totals, i <text:span text:style-name="T10">superfícies</text:span> d’ús residencial. Crea els indicadors que creguis més adients i presenta les dades com vulguis (pot ser en format de plot o en de taula de resultats o <text:s/>les dues alhora)</text:p>
      <text:p text:style-name="P5"/>
      <text:p text:style-name="P6">- <text:span text:style-name="T10">Un anàlisis de la relació entre les superfícies d’ús residencial i les 4 tipologies de contacte.</text:span></text:p>
      <text:p text:style-name="P6"/>
      <text:p text:style-name="P6">- <text:span text:style-name="T10">Si aplicar un aïllament tèrmic en façana ens costa el doble (per metre quadrat) que a la resta de tipologies de contacte, quin barri presenta un cost d’intervenció per m2 residencial més alt?</text:span></text:p>
      <text:p text:style-name="P6"/>
      <text:p text:style-name="P6"><text:span text:style-name="T10">Podem dir que hi ha barris que s’assemblen entre ells a nivell arquitectònic a partir d’aquestes dades? Son tots molt diferents? Exposa'ns els teus resultats i conclusions. Volem conèixer millor la ciutat de Barcelona</text:span></text:p>
      <text:p text:style-name="P6"/>
      <text:p text:style-name="P7">Si-us-plau presenta el teu exercici en un Jupyter Notebook (.ipynb) i comenta el codi adequadament. Volem saber com raones els processo d’an<text:span text:style-name="T11">à</text:span>lisis. Tens llibertat per fer servir les llibreries que vulguis i si uses codi extret de la xarxa, fes-ne referència.</text:p>
      <text:p text:style-name="P7"/>
      <text:p text:style-name="P7">Moltes gràcies!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7:12:04.458203612</meta:creation-date>
    <dc:date>2021-12-22T18:43:25.814135831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427" meta:character-count="2752" meta:non-whitespace-character-count="2355"/>
  </office:meta>
</office:document-meta>
</file>